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9d6" officeooo:paragraph-rsid="001e59d6"/>
    </style:style>
    <style:style style:name="P2" style:family="paragraph" style:parent-style-name="Standard">
      <style:text-properties fo:font-size="13pt" officeooo:paragraph-rsid="001e59d6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paragraph-rsid="001e59d6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e59d6" officeooo:paragraph-rsid="001e59d6" style:font-size-asian="13pt" style:font-size-complex="13pt"/>
    </style:style>
    <style:style style:name="P5" style:family="paragraph" style:parent-style-name="Text_20_body" style:list-style-name="L1">
      <style:text-properties fo:font-size="13pt" style:font-size-asian="13pt" style:font-size-complex="13pt"/>
    </style:style>
    <style:style style:name="P6" style:family="paragraph" style:parent-style-name="Text_20_body" style:list-style-name="L2">
      <style:text-properties fo:font-size="13pt" style:font-size-asian="13pt" style:font-size-complex="13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font-size="13pt" style:font-size-asian="13pt" style:font-size-complex="13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font-size="13pt" style:font-size-asian="13pt" style:font-size-complex="13pt"/>
    </style:style>
    <style:style style:name="T1" style:family="text">
      <style:text-properties officeooo:rsid="001e59d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9d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e59d6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size="14pt" officeooo:rsid="001e59d6" style:font-size-asian="12.25pt" style:font-size-complex="14pt"/>
    </style:style>
    <style:style style:name="T10" style:family="text">
      <style:text-properties fo:font-size="14pt" fo:font-weight="bold" officeooo:rsid="001e59d6" style:font-size-asian="12.25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s text:c="56"/><text:span text:style-name="T8">ANDROID</text:span></text:p>
      <text:p text:style-name="P2"><text:span text:style-name="T1">An </text:span><text:span text:style-name="T6">Android device</text:span><text:span text:style-name="T1"> is a </text:span><text:span text:style-name="T4">device</text:span><text:span text:style-name="T1"> that runs on the </text:span><text:span text:style-name="T4">Android</text:span><text:span text:style-name="T1"> operating system. </text:span><text:span text:style-name="T4">Android</text:span><text:span text:style-name="T1"> is an array of software intended for mobile </text:span><text:span text:style-name="T4">devices</text:span><text:span text:style-name="T1"> that features an operating system, core applications and middleware. ... Some of the well-known </text:span><text:span text:style-name="T4">Android device</text:span><text:span text:style-name="T1"> manufacturers include Acer, HTC, Samsung, LG, Sony Ericsson and Motorola.</text:span></text:p>
      <text:p text:style-name="P2">Double-click “<text:span text:style-name="T2">Android</text:span> SDK Manager” to launch the Google downloading tool. Check the box next to each <text:span text:style-name="T2">version</text:span> of <text:span text:style-name="T2">Android</text:span> you would like to <text:span text:style-name="T2">download</text:span>. Click “<text:span text:style-name="T2">Download</text:span> Packages” at the bottom of the window. Close the SDK Manager when the <text:span text:style-name="T2">download</text:span> finishes.<text:span text:style-name="T2">Android</text:span> is a Linux based operating system it is designed primarily for touch screen mobile devices such as smart phones and tablet computers. ... </text:p>
      <text:p text:style-name="P2">The <text:span text:style-name="T2">android</text:span> is a powerful operating system and it supports large number of applications in Smartphones. These applications are more comfortable and advanced for the users.<text:span text:style-name="T2">Android</text:span> is a mobile operating system developed by Google. It is used by several smartphones and tablets. ... The <text:span text:style-name="T2">Android</text:span> operating system (OS) is based on the Linux kernel. Unlike Apple's iOS, <text:span text:style-name="T2">Android</text:span> is open source, <text:span text:style-name="T2">meaning</text:span> developers can modify and customize the OS for each phone.</text:p>
      <text:p text:style-name="P2"/>
      <text:p text:style-name="P3">5 Advantages of Android App Development</text:p>
      <text:list xml:id="list2010713712194135594" text:style-name="L1">
        <text:list-item>
          <text:p text:style-name="P7">Low Investment &amp; High ROI: Android comparatively has a low barrier to entry. ... </text:p>
        </text:list-item>
        <text:list-item>
          <text:p text:style-name="P7">Open Source: Get the open source advantage from licensing, royalty-free, and the best technology framework offered by the Android community. ... </text:p>
        </text:list-item>
        <text:list-item>
          <text:p text:style-name="P7">Easy to Integrate: ... </text:p>
        </text:list-item>
        <text:list-item>
          <text:p text:style-name="P7">Multiple Sales Channels: ... </text:p>
        </text:list-item>
        <text:list-item>
          <text:p text:style-name="P5">Easy Adoption</text:p>
        </text:list-item>
      </text:list>
      <text:p text:style-name="P4">DISADVANTAGES</text:p>
      <text:list xml:id="list5585764691802957397" text:style-name="L2">
        <text:list-item>
          <text:p text:style-name="P8">Overheating is a common issue with Android phones, especially when playing games loaded with heavy graphics or while indulging in hardcore productivity tasks. ... </text:p>
        </text:list-item>
        <text:list-item>
          <text:p text:style-name="P6">Android is a very heavy operating system and most apps tend to run in the background even when closed by the user.</text:p>
        </text:list-item>
      </text:list>
      <text:p text:style-name="P2">There has been speculation over whether <text:span text:style-name="T2">Android</text:span> is <text:span text:style-name="T2">called</text:span> "<text:span text:style-name="T2">Android</text:span>" because it sounds like "Andy." Actually, <text:span text:style-name="T2">Android</text:span> is Andy Rubin — coworkers at Apple gave him the nickname back in 1989 because of his love for robots. ... At I/O, Rubin took the stage, his name still synonymous with <text:span text:style-name="T2">Android</text:span></text:p>
      <text:p text:style-name="P2">Most <text:span text:style-name="T2">Android</text:span> phones do <text:span text:style-name="T2">better than</text:span> the <text:span text:style-name="T2">iPhone</text:span> released in the same period in hardware performance, but them hence can consume more power and need to charge once a day basically. <text:span text:style-name="T2">Android's</text:span> openness leads to increased risk.</text:p>
      <text:p text:style-name="P2">The term “<text:span text:style-name="T2">Smartphone</text:span>” refers to any <text:span text:style-name="T2">phone</text:span> that can use applications such as internet browsers. <text:span text:style-name="T2">In</text:span> other words, <text:span text:style-name="T2">Smartphones</text:span> are computers, not just <text:span text:style-name="T2">phones</text:span>. The term “<text:span text:style-name="T2">Android</text:span>” does not refer to one specific <text:span text:style-name="T2">Smartphone</text:span> though. <text:span text:style-name="T2">Android</text:span> is an operating system like DOS or Microsoft Windo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07:06.010303556</meta:creation-date>
    <dc:date>2020-02-03T12:11:59.878748153</dc:date>
    <meta:editing-duration>P0D</meta:editing-duration>
    <meta:editing-cycles>1</meta:editing-cycles>
    <meta:document-statistic meta:table-count="0" meta:image-count="0" meta:object-count="0" meta:page-count="1" meta:paragraph-count="16" meta:word-count="422" meta:character-count="2656" meta:non-whitespace-character-count="2194"/>
    <meta:generator>LibreOffice/4.2.8.2$Linux_x86 LibreOffice_project/420m0$Build-2</meta:generator>
  </office:meta>
</office:document-meta>
</file>